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90.58mm"/>
    </style:style>
    <style:style style:name="co6" style:family="table-column">
      <style:table-column-properties fo:break-before="auto" style:column-width="22.98mm"/>
    </style:style>
    <style:style style:name="co7" style:family="table-column">
      <style:table-column-properties fo:break-before="auto" style:column-width="35.77mm"/>
    </style:style>
    <style:style style:name="co1" style:family="table-column">
      <style:table-column-properties fo:break-before="auto" style:column-width="87.51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35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MergeDevice5_1-MergeDevice6_New-6cc35892-c44f-4aa7-bfee-5f63eca70821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1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6/04/2013 11:11:11</text:p>
          </table:table-cell>
          <table:table-cell table:style-name="ce3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6/04/2013 11:11:12</text:p>
          </table:table-cell>
          <table:table-cell table:style-name="ce3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6/04/2013 11:11:13</text:p>
          </table:table-cell>
          <table:table-cell table:style-name="ce3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6</text:p>
          </table:table-cell>
        </table:table-row>
      </table:table>
      <table:table table:name="MergeDevice5_2-MergeDevice6_New-6cc35892-c44f-4aa7-bfee-5f63eca70821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2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24/05/2014 09:26:42</text:p>
          </table:table-cell>
          <table:table-cell table:style-name="ce3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24/05/2014 09:26:43</text:p>
          </table:table-cell>
          <table:table-cell table:style-name="ce3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24/05/2014 09:26:44</text:p>
          </table:table-cell>
          <table:table-cell table:style-name="ce3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5/05/2012 19:27:24</text:p>
          </table:table-cell>
        </table:table-row>
      </table:table>
      <table:table table:name="MergeDevice5_3-MergeDevice6_New-6cc35892-c44f-4aa7-bfee-5f63eca7082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3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4/05/2015 12:24:26</text:p>
          </table:table-cell>
          <table:table-cell table:style-name="ce3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4/05/2015 12:24:27</text:p>
          </table:table-cell>
          <table:table-cell table:style-name="ce3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4/05/2015 12:24:28</text:p>
          </table:table-cell>
          <table:table-cell table:style-name="ce3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4/05/2015 12:24:29</text:p>
          </table:table-cell>
          <table:table-cell table:style-name="ce3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5/05/2013 19:27:24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4/05/2015 12:24:30</text:p>
          </table:table-cell>
          <table:table-cell table:style-name="ce3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5/05/2013 19:27:25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5/05/2013 19:27:26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4/05/2015 12:24:32</text:p>
          </table:table-cell>
          <table:table-cell table:style-name="ce3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table:style-name="ce3" office:value-type="string" calcext:value-type="string">
            <text:p>05/05/2013 19:27:27</text:p>
          </table:table-cell>
          <table:table-cell table:style-name="ce3" office:value-type="string" calcext:value-type="string">
            <text:p>05/05/2012 19:27:2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4/05/2015 12:24:33</text:p>
          </table:table-cell>
          <table:table-cell table:style-name="ce3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4/05/2015 12:24:34</text:p>
          </table:table-cell>
          <table:table-cell table:style-name="ce3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PlayCoun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4/05/2015 12:24:35</text:p>
          </table:table-cell>
          <table:table-cell table:style-name="ce3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4/05/2015 12:24:36</text:p>
          </table:table-cell>
          <table:table-cell table:style-name="ce3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4/05/2015 12:24:37</text:p>
          </table:table-cell>
          <table:table-cell table:style-name="ce3" office:value-type="string" calcext:value-type="string">
            <text:p>24/05/2014 09:26:46</text:p>
          </table:table-cell>
        </table:table-row>
      </table:table>
      <table:table table:name="MergeDevice5_4-MergeDevice6_New-6cc35892-c44f-4aa7-bfee-5f63eca7082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4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6</text:p>
          </table:table-cell>
        </table:table-row>
      </table:table>
      <table:table table:name="MergeDevice5_5-MergeDevice6_New-6cc35892-c44f-4aa7-bfee-5f63eca7082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5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6</text:p>
          </table:table-cell>
        </table:table-row>
      </table:table>
      <table:table table:name="MergeDevice5_JaMuz-MergeDevice6_New-6cc35892-c44f-4aa7-bfee-5f63eca7082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5_JaMuz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3" office:value-type="string" calcext:value-type="string">
            <text:p>01/01/1970 00:00:00</text:p>
          </table:table-cell>
          <table:table-cell table:style-name="ce3" office:value-type="string" calcext:value-type="string">
            <text:p>24/05/2014 09:26: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00:18:04.822686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00:18:17.446405875</dc:date>
    <dc:creator>Raphael </dc:creator>
    <meta:editing-duration>PT14M26S</meta:editing-duration>
    <meta:editing-cycles>5</meta:editing-cycles>
    <meta:generator>LibreOffice/6.0.6.2$Linux_X86_64 LibreOffice_project/00m0$Build-2</meta:generator>
    <meta:document-statistic meta:table-count="6" meta:cell-count="816" meta:object-count="0"/>
  </office:meta>
</office:document-meta>
</file>